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1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7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053cm" fo:text-indent="0cm" style:auto-text-indent="false"/>
    </style:style>
    <style:style style:name="P6" style:family="paragraph" style:parent-style-name="Standard">
      <style:paragraph-properties fo:margin-left="0cm" fo:margin-right="-0.159cm" fo:text-indent="0cm" style:auto-text-indent="false"/>
    </style:style>
    <style:style style:name="P7" style:family="paragraph" style:parent-style-name="Standard">
      <style:paragraph-properties fo:margin-left="0cm" fo:margin-right="0.026cm"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Title">
      <style:paragraph-properties fo:text-align="center" style:justify-single-word="false"/>
    </style:style>
    <style:style style:name="P14" style:family="paragraph" style:parent-style-name="Heading_20_4">
      <style:paragraph-properties fo:break-before="page"/>
    </style:style>
    <style:style style:name="P15" style:family="paragraph" style:parent-style-name="Standard">
      <style:paragraph-properties fo:break-before="page" style:shadow="none"/>
      <style:text-properties fo:font-style="italic" style:font-style-asian="italic" style:font-style-complex="italic"/>
    </style:style>
    <style:style style:name="P16" style:family="paragraph" style:parent-style-name="code" style:master-page-name="">
      <style:paragraph-properties fo:orphans="2" style:page-number="auto" fo:keep-with-next="auto"/>
    </style:style>
    <style:style style:name="P17" style:family="paragraph" style:parent-style-name="code">
      <style:paragraph-properties fo:orphans="2" fo:keep-with-next="auto"/>
    </style:style>
    <style:style style:name="P18" style:family="paragraph" style:parent-style-name="Important">
      <style:paragraph-properties fo:margin-left="3cm" fo:margin-right="3cm" fo:text-indent="0cm" style:auto-text-indent="false" fo:background-color="#e6e6e6">
        <style:tab-stops/>
        <style:background-image/>
      </style:paragraph-properties>
      <style:text-properties fo:color="#800000" style:font-name="Trebuchet MS" fo:font-size="10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2">
      <style:text-properties fo:font-style="italic" style:font-style-asian="italic" style:font-style-complex="italic"/>
    </style:style>
    <style:style style:name="P23" style:family="paragraph" style:parent-style-name="Standard" style:list-style-name="L3">
      <style:text-properties fo:font-style="italic" style:font-style-asian="italic" style:font-style-complex="italic"/>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6"/>
    <style:style style:name="P27" style:family="paragraph" style:parent-style-name="Text_20_body" style:list-style-name="L1"/>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9">1.Introduction<text:tab/>2</text:p>
          <text:p text:style-name="P19">2.Installation<text:tab/>2</text:p>
          <text:p text:style-name="P20">2.1.Linux <text:tab/>2</text:p>
          <text:p text:style-name="P20">2.2.windows<text:tab/>4</text:p>
          <text:p text:style-name="P19">3. Vue Générale<text:tab/>4</text:p>
          <text:p text:style-name="P20">3.1.Définition des termes<text:tab/>4</text:p>
          <text:p text:style-name="P19">4.Logiciel de comptabilité ou de gestion ?<text:tab/>4</text:p>
          <text:p text:style-name="P20">4.1.Définition<text:tab/>4</text:p>
          <text:p text:style-name="P19">5.Mémento de comptabilité<text:tab/>5</text:p>
          <text:p text:style-name="P20">5.1.Introduction<text:tab/>5</text:p>
          <text:p text:style-name="P20">5.2.Le Bilan<text:tab/>5</text:p>
          <text:p text:style-name="P20">5.3.Les comptes actifs / passifs<text:tab/>5</text:p>
          <text:p text:style-name="P20">5.4.Les comptes de résultats<text:tab/>6</text:p>
          <text:p text:style-name="P20">5.5.Belgique Fiscalité, TVA<text:tab/>7</text:p>
          <text:p text:style-name="P20">5.6.Fiscalité Belgique : Impôts<text:tab/>8</text:p>
          <text:p text:style-name="P20">5.7.Fiscalité France<text:tab/>10</text:p>
          <text:p text:style-name="P20">5.8.Ecriture de fin d'exercice comptable (Belgique)<text:tab/>10</text:p>
          <text:p text:style-name="P20">5.9.Salaire et Compte de gérant<text:tab/>11</text:p>
          <text:p text:style-name="P19">6.Sécurité<text:tab/>12</text:p>
          <text:p text:style-name="P20">6.1.Introduction<text:tab/>12</text:p>
          <text:p text:style-name="P20">6.2.Base de données<text:tab/>12</text:p>
          <text:p text:style-name="P20">6.3.PhpCompta<text:tab/>13</text:p>
          <text:p text:style-name="P19">7.Fiche<text:tab/>13</text:p>
          <text:p text:style-name="P20">7.1.Qu'est-ce le quick code<text:tab/>13</text:p>
          <text:p text:style-name="P20">7.2.Qu'est qu'une fiche finalement ? <text:tab/>13</text:p>
          <text:p text:style-name="P20">7.3.Ajout ou suppression d'attribut<text:tab/>14</text:p>
          <text:p text:style-name="P20">7.4.Création d'une catégorie de fiche<text:tab/>14</text:p>
          <text:p text:style-name="P20">7.5.Création d'une fiche<text:tab/>14</text:p>
          <text:p text:style-name="P19">8.Gestion de stock<text:tab/>15</text:p>
          <text:p text:style-name="P20">8.1.Configurer les fiches<text:tab/>15</text:p>
          <text:p text:style-name="P19">9.Le module de comptabilité<text:tab/>16</text:p>
          <text:p text:style-name="P20">9.1.Journaux<text:tab/>17</text:p>
          <text:p text:style-name="P20">9.2.Encodage d'opération<text:tab/>18</text:p>
          <text:p text:style-name="P20">9.3.Recherche<text:tab/>19</text:p>
          <text:p text:style-name="P20">9.4.Ecriture Directe<text:tab/>19</text:p>
          <text:p text:style-name="P20">9.5.Rapprochement - réconciliation<text:tab/>19</text:p>
          <text:p text:style-name="P20">9.6.Impression<text:tab/>19</text:p>
          <text:p text:style-name="P20">9.7.Avancé<text:tab/>21</text:p>
          <text:p text:style-name="P19">10.Le module de gestion<text:tab/>22</text:p>
          <text:p text:style-name="P20">10.1.Menu : clients<text:tab/>22</text:p>
          <text:p text:style-name="P20">10.2.Menu Facture<text:tab/>23</text:p>
          <text:p text:style-name="P20">10.3.Menu Fournisseur<text:tab/>23</text:p>
          <text:p text:style-name="P20">10.4.Menu Dépense<text:tab/>23</text:p>
          <text:p text:style-name="P20">10.5.Contact<text:tab/>23</text:p>
          <text:p text:style-name="P20"><text:soft-page-break/>10.6.Administration<text:tab/>23</text:p>
          <text:p text:style-name="P20">10.7.Suivi Courrier<text:tab/>23</text:p>
          <text:p text:style-name="P20">10.8.Ecriture Directe<text:tab/>24</text:p>
          <text:p text:style-name="P19">11.Le module de comptabilité analytique<text:tab/>24</text:p>
          <text:p text:style-name="P20">11.1.Introduction<text:tab/>24</text:p>
          <text:p text:style-name="P20">11.2.Activation de la comptabilité analytique<text:tab/>25</text:p>
          <text:p text:style-name="P20">11.3.Plan analytique<text:tab/>25</text:p>
          <text:p text:style-name="P20">11.4.Opérations diverses<text:tab/>25</text:p>
          <text:p text:style-name="P20">11.5.Impression<text:tab/>25</text:p>
          <text:p text:style-name="P20">11.6.Liaison avec la comptabilité générale<text:tab/>26</text:p>
          <text:p text:style-name="P20">Introduction<text:tab/>26</text:p>
          <text:p text:style-name="P19">12.Le module Paramètre<text:tab/>26</text:p>
          <text:p text:style-name="P20">12.1.Société<text:tab/>26</text:p>
          <text:p text:style-name="P20">12.2.Divers<text:tab/>26</text:p>
          <text:p text:style-name="P20">12.3.TVA<text:tab/>27</text:p>
          <text:p text:style-name="P20">12.4.Poste Comptable<text:tab/>27</text:p>
          <text:p text:style-name="P20">12.5.Fiche<text:tab/>27</text:p>
          <text:p text:style-name="P20">12.6.Sécurité <text:tab/>27</text:p>
          <text:p text:style-name="P20">12.7.Document<text:tab/>28</text:p>
          <text:p text:style-name="P19">13.Trucs et astuces<text:tab/>29</text:p>
          <text:p text:style-name="P20">13.1.Ouvrir plusieurs fenêtres<text:tab/>30</text:p>
          <text:p text:style-name="P19">14.Développeur<text:tab/>30</text:p>
          <text:p text:style-name="P20">14.1.Attributs des Fiches<text:tab/>30</text:p>
          <text:p text:style-name="P20">14.2.Import des banques<text:tab/>30</text:p>
          <text:p text:style-name="P20">14.3.Bilan adapté<text:tab/>30</text:p>
          <text:p text:style-name="P20">14.4.Lien<text:tab/>31</text:p>
          <text:p text:style-name="P19">15.Introduction au budget<text:tab/>31</text:p>
          <text:p text:style-name="P20">15.1.Budget et programmation<text:tab/>31</text:p>
          <text:p text:style-name="P20">15.2.Qu'est ce qu'un budget ?<text:tab/>31</text:p>
          <text:p text:style-name="P20">15.3.Durée du budget<text:tab/>31</text:p>
          <text:p text:style-name="P20">15.4.Le module Budget<text:tab/>31</text:p>
        </text:index-body>
      </text:table-of-content>
      <text:p text:style-name="P2"/>
      <text:p text:style-name="P13"/>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7">php5 (+ module php5-pgsql et php5-bcmath)</text:p>
        </text:list-item>
        <text:list-item>
          <text:p text:style-name="P27">apache2</text:p>
        </text:list-item>
        <text:list-item>
          <text:p text:style-name="P27">postgresql (version minimum 8.2)</text:p>
        </text:list-item>
      </text:list>
      <text:h text:style-name="Heading_20_3" text:outline-level="3">Postgresql</text:h>
      <text:p text:style-name="Text_20_body">Pour postgresql, tapez les commandes suivantes dans un terminal</text:p>
      <text:p text:style-name="code"><text:soft-page-break/>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oft-page-break/><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text:soft-page-break/>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2"/>
      <text:p text:style-name="P15">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text:soft-page-break/>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text:soft-page-break/></text:p>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P1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text:soft-page-break/>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text:soft-page-break/>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text:soft-page-break/>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
      <text:p text:style-name="Standard">En tant qu'utilisateur postgres, ajoutez un mot de passe à votre utilisateur phpcompta avec la commande // psql -c "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text:soft-page-break/>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p text:style-name="Standard"><text:a xlink:type="simple" xlink:href="#12.6.Sécurité |outline"/></text:p>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text:soft-page-break/>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3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text:soft-page-break/>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text:soft-page-break/></text:p>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5">»</text:span><text:span text:style-name="T4">Vente</text:span><text:span text:style-name="T5"> »</text:span>, destiné à contenir les opérations du même nom, accessible par les menus « Comptabilité » puis <text:soft-page-break/>« Entrée »;</text:p>
      <text:p text:style-name="Standard"/>
      <text:p text:style-name="Standard">· »<text:span text:style-name="T4">Achat</text:span> », qui regroupe les opérations du même nom, accessible par « Comptabilité » puis <text:s text:c="8"/>« Dépense »;</text:p>
      <text:p text:style-name="Standard"/>
      <text:p text:style-name="Standard">· »<text:span text:style-name="T4">Financier</text:span> » : celui regroupant tous les mouvements financiers (banque,</text:p>
      <text:p text:style-name="Standard">caisse...) accessible par « Comptabilité » puis « Financier »;</text:p>
      <text:p text:style-name="Standard"/>
      <text:p text:style-name="Standard">· »<text:span text:style-name="T4">Opérations diverses</text:span> » : il contient toutes les autres opérations (augmentation de capital, <text:s text:c="7"/>amortissements, ... ), accessible par « Ecritures directes-&gt; Opérations diverses »</text:p>
      <text:p text:style-name="Standard"/>
      <text:p text:style-name="Standard">Pour la <text:span text:style-name="T8">création d'un journal</text:span> : voir <text:bookmark-ref text:reference-format="chapter" text:ref-name="journaux">12.7.1</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2.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2.2.1</text:bookmark-ref> <text:bookmark-ref text:reference-format="text" text:ref-name="Paramétrage des moyens de paiement">Moyens de paiement</text:bookmark-ref>. Rappel : l'option « Payé par »  va générer une seconde écriture dans le journal et avec le compte donné. </text:p>
      <text:p text:style-name="Standard"><text:soft-page-break/></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6">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2">
        <text:list-header>
          <text:p text:style-name="P21"/>
        </text:list-header>
        <text:list-item>
          <text:p text:style-name="P21">Paiement d'une facture (montant négatif), on aura :</text:p>
          <text:list>
            <text:list-header>
              <text:p text:style-name="P22">tva à récupérer</text:p>
            </text:list-header>
          </text:list>
        </text:list-item>
      </text:list>
      <text:p text:style-name="P4"><text:tab/>Fournisseur</text:p>
      <text:list text:style-name="L3">
        <text:list-header>
          <text:p text:style-name="P23"><text:tab/><text:tab/><text:tab/>à<text:tab/>charge</text:p>
          <text:p text:style-name="P24"/>
        </text:list-header>
        <text:list-item>
          <text:p text:style-name="P24">Reprise de marchandise (diminution de vente &amp; TVA) :</text:p>
          <text:p text:style-name="P24"><text:s text:c="6"/><text:span text:style-name="T7">vente</text:span></text:p>
          <text:list>
            <text:list-header>
              <text:p text:style-name="P23"><text:soft-page-break/>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text:soft-page-break/>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1" text:outline-level="3">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Pour avoir un montant négatif si le crédit est supérieur au débit, il faut avoir S avant la fermeture du crochet exemple : [7%S] , [55001S] </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6">Résultat d'exploitation brute <text:s/><text:tab/><text:tab/><text:tab/><text:tab/>round([7%]-[6%])</text:p>
      <text:p text:style-name="P17">Impôt estimé (sans compter les amortissements)<text:tab/> ([7%]-[6%])/0.35</text:p>
      <text:p text:style-name="P17">Total des comptes en banque <text:tab/><text:tab/><text:tab/><text:tab/>[550%]</text:p>
      <text:p text:style-name="P17">Total TVA récolté depuis janvier 2005 : <text:tab/><text:tab/><text:tab/>[4511]FROM=01.2005</text:p>
      <text:p text:style-name="P17">Perte ou profitif <text:tab/><text:tab/><text:tab/><text:tab/><text:tab/>([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9">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text:soft-page-break/>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text:soft-page-break/>n'est jamais reprise dans le document.</text:p>
      <text:p text:style-name="Standard"/>
      <text:h text:style-name="Heading_20_2" text:outline-level="2">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ext:soft-page-break/>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2" text:outline-level="2"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text:soft-page-break/>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4">
        <text:list-item>
          <text:list>
            <text:list-item>
              <text:p text:style-name="P25">Aucune, par défaut</text:p>
            </text:list-item>
            <text:list-item>
              <text:p text:style-name="P25">Optionnel, c'est à dire qu'il n'est pas obligatoire de donner les informations pour la comptabilité analytiques</text:p>
            </text:list-item>
            <text:list-item>
              <text:p text:style-name="P25">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5">
        <text:list-item>
          <text:p text:style-name="P28">Non, vous pouvez encoder sans suivre l'ordre chronologique et vous pouvez aussi effacer des opérations</text:p>
        </text:list-item>
        <text:list-item>
          <text:p text:style-name="P28">Oui, vous ne pouvez jamais encoder une opération dans un journal à une date antérieure à la dernière opération enregistrée, de plus il ne vous sera pas possible d'effacer une opération.</text:p>
        </text:list-item>
      </text:list>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text:soft-page-break/>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h text:style-name="Heading_20_4" text:outline-level="4">Les actions</text:h>
      <text:p text:style-name="Standard"/>
      <text:p text:style-name="Standard">·Accès au Grand Livre : vous permet d'accéder au Grand Livre et donc de voir toutes les opérations.</text:p>
      <text:p text:style-name="Standard"/>
      <text:p text:style-name="Standard">·Impression : accès aux impressions, </text:p>
      <text:p text:style-name="P18">L'accès aux impression permet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Impression</text:p>
      <text:p text:style-name="Standard"/>
      <text:p text:style-name="Standard"><text:soft-page-break/>·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6">
        <text:list-item>
          <text:p text:style-name="P26">CUST_NAME customer's name</text:p>
        </text:list-item>
        <text:list-item>
          <text:p text:style-name="P26">CUST_ADDR_1 customer's address line 1</text:p>
        </text:list-item>
        <text:list-item>
          <text:p text:style-name="P26">CUST_CP customer's ZIP code</text:p>
        </text:list-item>
        <text:list-item>
          <text:p text:style-name="P26">CUST_CITY customer's city</text:p>
        </text:list-item>
        <text:list-item>
          <text:p text:style-name="P26">CUST_CO customer's country</text:p>
        </text:list-item>
        <text:list-item>
          <text:p text:style-name="P26">CUST_VAT customer's VAT</text:p>
        </text:list-item>
        <text:list-item>
          <text:p text:style-name="P26">CUST_NUM numéro de client </text:p>
        </text:list-item>
        <text:list-item>
          <text:p text:style-name="P26">CUST_BANQUE_NO n° de compte en banque (utilisé surtout dans les notes de frais)</text:p>
        </text:list-item>
        <text:list-item>
          <text:p text:style-name="P26">CUST_BANQUE_NAME nom de la banque (utilisé surtout dans les notes de frais)</text:p>
        </text:list-item>
        <text:list-item>
          <text:p text:style-name="P26">DATE_LIMIT Echéance</text:p>
        </text:list-item>
        <text:list-item>
          <text:p text:style-name="P26">MARCH_NEXT n'imprimera rien, ce tag demande à ce qu'on passe à la marchandise suivante</text:p>
        </text:list-item>
        <text:list-item>
          <text:p text:style-name="P26">BON_COMMANDE numéro du bon de commande </text:p>
        </text:list-item>
        <text:list-item>
          <text:p text:style-name="P26">VEN_ART_NAME Nom de l'article</text:p>
        </text:list-item>
        <text:list-item>
          <text:p text:style-name="P26">VEN_ART_PRICE Prix de l'article</text:p>
        </text:list-item>
        <text:list-item>
          <text:p text:style-name="P26">VEN_ART_QUANT Quantité</text:p>
        </text:list-item>
        <text:list-item>
          <text:p text:style-name="P26">VEN_ART_TVA_CODE Le code TVA</text:p>
        </text:list-item>
        <text:list-item>
          <text:p text:style-name="P26">VEN_ART_TVA_AMOUNT Le montant TVA de l'article</text:p>
        </text:list-item>
        <text:list-item>
          <text:p text:style-name="P26">VEN_ART_STOCK_CODE Le code de stock de l'article</text:p>
        </text:list-item>
        <text:list-item>
          <text:p text:style-name="P26">VEN_HTVA le total hors TVA de l'article</text:p>
        </text:list-item>
        <text:list-item>
          <text:p text:style-name="P26">VEN_TVAC le total TVAC de l'article</text:p>
        </text:list-item>
        <text:list-item>
          <text:p text:style-name="P26">VEN_TVA le total de la TVA de l'article</text:p>
        </text:list-item>
        <text:list-item>
          <text:p text:style-name="P26">TOTAL_VEN_HTVA le total HTVA</text:p>
        </text:list-item>
        <text:list-item>
          <text:p text:style-name="P26"><text:soft-page-break/>TOTAL_VEN_TVAC le total TVAC</text:p>
        </text:list-item>
        <text:list-item>
          <text:p text:style-name="P26">TOTAL_TVA le total TVA</text:p>
        </text:list-item>
        <text:list-item>
          <text:p text:style-name="P26">TVA_LABEL Montre le % de TVA</text:p>
        </text:list-item>
        <text:list-item>
          <text:p text:style-name="P26">TVA_AMOUNT TVA de l'article</text:p>
        </text:list-item>
        <text:list-item>
          <text:p text:style-name="P26">REFERENCE Référence</text:p>
        </text:list-item>
        <text:list-item>
          <text:p text:style-name="P26">SOLDE Solde du compte (pour les lettres de rappel)</text:p>
        </text:list-item>
        <text:list-item>
          <text:p text:style-name="P26">DATE Date encodée</text:p>
        </text:list-item>
        <text:list-item>
          <text:p text:style-name="P26">NUMBER numéro de séquence du document</text:p>
        </text:list-item>
        <text:list-item>
          <text:p text:style-name="P26">MY_NAME vos coordonnées</text:p>
        </text:list-item>
        <text:list-item>
          <text:p text:style-name="P26">MY_CP code postal</text:p>
        </text:list-item>
        <text:list-item>
          <text:p text:style-name="P26">MY_COMMUNE commune</text:p>
        </text:list-item>
        <text:list-item>
          <text:p text:style-name="P26">MY_TVA numéro de TVA</text:p>
        </text:list-item>
        <text:list-item>
          <text:p text:style-name="P26">MY_STREET : Rue qu'on a indiqué dans paramètres-&gt;société</text:p>
        </text:list-item>
        <text:list-item>
          <text:p text:style-name="P26">MY_NUMBER :numéro qu'on a indiqué dans paramètres-&gt;société</text:p>
        </text:list-item>
        <text:list-item>
          <text:p text:style-name="P26">MY_TEL : téléphone qu'on a indiqué dans paramètres-&gt;société</text:p>
        </text:list-item>
        <text:list-item>
          <text:p text:style-name="P26">MY_FAX: fax <text:s/>qu'on a indiqué dans paramètres-&gt;société</text:p>
        </text:list-item>
        <text:list-item>
          <text:p text:style-name="P26">MY_PAYS Pays qu'on a indiqué dans paramètres-&gt;société</text:p>
        </text:list-item>
        <text:list-item>
          <text:p text:style-name="P26">OTHER_INFO  information libre que l'on peut introduire dans l'écran de confirmation des journaux de vente</text:p>
        </text:list-item>
      </text:list>
      <text:p text:style-name="Standard">Il y a des exemples dans doc/contrib/document-test.</text:p>
      <text:h text:style-name="Heading_20_3" text:outline-level="3"><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text:soft-page-break/>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7">
        <text:list-item>
          <text:p text:style-name="P29"><text:soft-page-break/>de prévoir les recettes et productions obtenues grâce aux activités du projet.</text:p>
          <text:p text:style-name="P29"><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8">
        <text:list-item>
          <text:p text:style-name="P30">la colonne de gauche représente les charges</text:p>
        </text:list-item>
        <text:list-item>
          <text:p text:style-name="P30"><text:s/>la colonne de droite représente les produits</text:p>
          <text:p text:style-name="P30">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text:style-name="L9">
        <text:list-item>
          <text:p text:style-name="P31">Nom : nom du projet à budgéter</text:p>
        </text:list-item>
        <text:list-item>
          <text:p text:style-name="P31">Description : bref résumé du projet</text:p>
        </text:list-item>
        <text:list-item>
          <text:p text:style-name="P31">Solde : de tous les comptes banquaires et de caisse. le montant servira pour les estimations budgetaire et le suivi des liquidités (banques et caisse)</text:p>
        </text:list-item>
        <text:list-item>
          <text:p text:style-name="P31">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text:soft-page-break/>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10">
        <text:list-item>
          <text:p text:style-name="P32">Code : servira pour vous souvenir des moyens à mettre dans le budget</text:p>
        </text:list-item>
        <text:list-item>
          <text:p text:style-name="P32">Description : pour plus de détails </text:p>
        </text:list-item>
        <text:list-item>
          <text:p text:style-name="P32">Prix/Unit : est le prix unitaire de ce moyen dans la monnaie du budget </text:p>
        </text:list-item>
        <text:list-item>
          <text:p text:style-name="P32">Unit : unité du moyen (journée, feuille de papier, pièce, heure, kilomètre, ....)</text:p>
          <text:p text:style-name="P32"><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text:style-name="L11">
        <text:list-item>
          <text:p text:style-name="P33">Dans les cases, vous indiquez l'estimation des quantités utilisées pendant l'année qui vient en fonction de la période.</text:p>
        </text:list-item>
        <text:list-item>
          <text:p text:style-name="P33">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33"><text:line-break/></text:p>
        </text:list-item>
      </text:list>
      <text:h text:style-name="Heading_20_3" text:outline-level="3">Synthèse</text:h>
      <text:p text:style-name="Text_20_body"/>
      <text:p text:style-name="Text_20_body"><text:soft-page-break/>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12">
        <text:list-item>
          <text:p text:style-name="P34">en ligne vous avez les postes du comptes d'exploitation - en colonne,vous avez les regroupement des postes analytiques (à paramétrer dans le module analytique)</text:p>
        </text:list-item>
        <text:list-item>
          <text:p text:style-name="P34">La dernière colonne est le résultat général du compte d'exploitation</text:p>
        </text:list-item>
        <text:list-item>
          <text:p text:style-name="P34">En bas, vous avez le même tableau en résumé, c'est à dire que vous avez les regroupement des postes du 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Farid</meta:initial-creator>
    <meta:creation-date>2008-02-10T23:07:21</meta:creation-date>
    <dc:date>2008-11-26T15:49:32</dc:date>
    <meta:editing-cycles>202</meta:editing-cycles>
    <meta:editing-duration>PT11H56M36S</meta:editing-duration>
    <meta:user-defined meta:name="Info 1"/>
    <meta:user-defined meta:name="Info 2"/>
    <meta:user-defined meta:name="Info 3"/>
    <meta:user-defined meta:name="Info 4"/>
    <meta:document-statistic meta:table-count="1" meta:image-count="0" meta:object-count="0" meta:page-count="33" meta:paragraph-count="822" meta:word-count="12289" meta:character-count="75939"/>
  </office:meta>
</office:document-meta>
</file>